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cm" fo:margin-bottom="0cm" fo:line-height="114%" style:writing-mode="lr-tb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color="#0000ff" style:font-name="Liberation Serif" fo:font-size="12p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color="#0000ff" fo:font-weight="normal"/>
    </style:style>
    <style:style style:name="P6" style:family="paragraph" style:parent-style-name="Preformatted_20_Text">
      <style:text-properties fo:font-size="12pt"/>
    </style:style>
    <style:style style:name="P7" style:family="paragraph" style:parent-style-name="Preformatted_20_Text">
      <style:text-properties fo:font-size="12pt" fo:font-weight="bold"/>
    </style:style>
    <style:style style:name="P8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font-size="12pt" style:font-size-asian="12pt" style:font-size-complex="12pt"/>
    </style:style>
    <style:style style:name="P10" style:family="paragraph" style:parent-style-name="Preformatted_20_Text">
      <style:text-properties style:font-name="Liberation Serif" fo:font-size="12pt"/>
    </style:style>
    <style:style style:name="P11" style:family="paragraph" style:parent-style-name="Preformatted_20_Text"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color="#000000" fo:font-size="12pt" style:font-size-asian="12pt" style:font-size-complex="12pt"/>
    </style:style>
    <style:style style:name="P13" style:family="paragraph" style:parent-style-name="Preformatted_20_Text"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Liberation Serif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ff" style:text-line-through-style="none" style:font-name="Liberation Serif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ff" style:text-line-through-style="none" style:font-name="Liberation Serif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ff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ff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ff" style:text-line-through-style="none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ff" style:text-line-through-style="none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variant="normal" fo:text-transform="none" fo:color="#0000ff" style:font-name="Arial" fo:font-size="11.25pt" fo:font-style="normal" style:text-underline-style="solid" style:text-underline-width="auto" style:text-underline-color="font-color" fo:font-weight="normal" fo:background-color="transparent"/>
    </style:style>
    <style:style style:name="T12" style:family="text">
      <style:text-properties fo:font-variant="normal" fo:text-transform="none" style:text-line-through-style="none" style:font-name="Arial" fo:font-size="11.25pt" fo:font-style="normal" style:text-underline-style="none" style:text-blinking="false" fo:background-color="transparent"/>
    </style:style>
    <style:style style:name="T13" style:family="text">
      <style:text-properties fo:font-variant="normal" fo:text-transform="none" style:text-line-through-style="none" style:font-name="Arial" fo:font-size="11.25pt" fo:font-style="normal" style:text-underline-style="none" style:text-blinking="false" fo:background-color="#ffffff"/>
    </style:style>
    <style:style style:name="T14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T16" style:family="text">
      <style:text-properties fo:font-variant="normal" fo:text-transform="none" style:font-name="Arial" fo:font-size="11.25pt" fo:font-style="normal" style:text-underline-style="solid" style:text-underline-width="auto" style:text-underline-color="font-color" fo:background-color="transparen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size-asian="12pt" style:font-weight-asian="bold" style:font-size-complex="12pt" style:font-weight-complex="bold"/>
    </style:style>
    <style:style style:name="T20" style:family="text">
      <style:text-properties style:font-size-asian="12pt" style:font-size-complex="12pt"/>
    </style:style>
    <style:style style:name="T21" style:family="text"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¿Cuáles son los paradigmas de programación más importantes? Enumérelos y descríbalos.</text:p>
      <text:p text:style-name="Preformatted_20_Text"><text:span text:style-name="T17"><text:tab/></text:span><text:bookmark text:name="docs-internal-guid-7f33b33e-a031-3510-00b3-ee8d50891833"/><text:span text:style-name="T8">- </text:span><text:span text:style-name="T11">Imperativa</text:span><text:span text:style-name="T8">. Los programas imperativos son un conjunto de instrucciones que le indican <text:tab/>al computador cómo realizar una tarea.</text:span></text:p>
      <text:p text:style-name="P5"><text:span text:style-name="T12"><text:tab/>- </text:span><text:span text:style-name="T16">Funcional.</text:span><text:span text:style-name="T15"> </text:span><text:span text:style-name="T12">La programación funcional se basa en el concepto de función de corte más <text:tab/>matemático que no maneja datos mutables o de estado</text:span></text:p>
      <text:p text:style-name="P5"><text:span text:style-name="T12"><text:tab/>- </text:span><text:span text:style-name="T16">Lógica.</text:span><text:span text:style-name="T15"> </text:span><text:span text:style-name="T13">La programación lógica gira en torno al concepto de predicado, o relación entre <text:tab/>elementos.</text:span></text:p>
      <text:p text:style-name="P3"><text:span text:style-name="T8"><text:tab/>- </text:span><text:span text:style-name="T11">Orientada a objetos.</text:span><text:span text:style-name="T9"> </text:span><text:span text:style-name="T8">Este paradigma usa los objetos en sus interacciones, para diseñar <text:tab/>aplicaciones y programas informáticos</text:span></text:p>
      <text:p text:style-name="P3"><text:span text:style-name="T8"/></text:p>
      <text:p text:style-name="P11">2. ¿Cuáles son las principales diferencias entre un sistema de control de cambios y configuraciones distribuido y uno centralizado?</text:p>
      <text:p text:style-name="P7"><text:span text:style-name="T19"><text:tab/></text:span><text:bookmark text:name="docs-internal-guid-7f33b33e-a031-864f-508b-bf642124e965"/><text:span text:style-name="T6">El distribuido contiene varios repositorios en distintos servidores.</text:span></text:p>
      <text:p text:style-name="P4"><text:span text:style-name="T14"><text:tab/>El centralizado es un único repositorio alojado en un servidor.</text:span></text:p>
      <text:p text:style-name="P9"><text:tab/></text:p>
      <text:p text:style-name="P11">3. ¿Que es un registro de activación (stack frame)?</text:p>
      <text:p text:style-name="Text_20_body"><text:bookmark text:name="docs-internal-guid-7f33b33e-a02f-42d4-a95b-299e3d492d58"/><text:span text:style-name="T3"><text:tab/></text:span><text:span text:style-name="T7">El stack frame es el bloque de información que se guarda en la pila para realizar un procedimiento o una llamada a función</text:span></text:p>
      <text:p text:style-name="Text_20_body"><text:span text:style-name="T7"/></text:p>
      <text:p text:style-name="P2"><text:span text:style-name="T18">4. Considere los lenguajes imperativos: ¿En que zona de la memoria se suelen almacenar las variables locales?</text:span></text:p>
      <text:p text:style-name="Text_20_body"><text:span text:style-name="T2"><text:tab/>En memoria principal.</text:span></text:p>
      <text:p text:style-name="P1"><text:span text:style-name="T2"/></text:p>
      <text:p text:style-name="P11">5. ¿Qué es un subprograma?</text:p>
      <text:p text:style-name="P9"><text:tab/><text:bookmark text:name="docs-internal-guid-7f33b33e-a02e-9ba4-c23e-461abbaa2af2"/><text:span text:style-name="T5">Un subprograma es una rutina, procedimiento o conjunto de instrucciones que realizan una labor específica. Los subprogramas o subrutinas nacieron de la necesidad de no repetir innecesariamente un trabajo ya hecho. Pueden invocarse desde el cuerpo del programa principal cuantas veces se desee.</text:span></text:p>
      <text:p text:style-name="P9"><text:span text:style-name="T5"/></text:p>
      <text:p text:style-name="P8">6. ¿Qué es git?</text:p>
      <text:p text:style-name="P9"><text:tab/><text:span text:style-name="T1">Es un software de gestión de versiones.</text:span></text:p>
      <text:p text:style-name="P9"/>
      <text:p text:style-name="P11">7. ¿Qué son github y bitbucket?</text:p>
      <text:p text:style-name="P6"><text:span text:style-name="T20"><text:tab/></text:span><text:bookmark text:name="docs-internal-guid-7f33b33e-a033-c06b-8132-975afcbd9999"/><text:span text:style-name="T6">Servicios web que permiten el alojamiento de repositorios creados con git, y en el caso de bitbucket, también con mercurial, otro gestor de versiones.</text:span></text:p>
      <text:p text:style-name="P9"/>
      <text:p text:style-name="P11">8. ¿Qué es un repositorio?</text:p>
      <text:p text:style-name="P10"><text:span text:style-name="T20"><text:tab/></text:span><text:bookmark text:name="docs-internal-guid-7f33b33e-a033-08f8-e092-0f69d5346607"/><text:span text:style-name="T10">Un repositorio es un sitio centralizado donde se almacena y mantiene información digital, habitualmente bases de datos o archivos informáticos.</text:span></text:p>
      <text:p text:style-name="Text_20_body"><text:line-break/><text:span text:style-name="T21">9. ¿Qué es una rama?</text:span></text:p>
      <text:p text:style-name="P9"><text:span text:style-name="T4"><text:tab/></text:span><text:span text:style-name="T5">Es una linea de desarrollo del código.</text:span></text:p>
      <text:p text:style-name="P9"><text:span text:style-name="T4"/></text:p>
      <text:p text:style-name="P11">10. ¿Qué es una etiqueta (tag)?</text:p>
      <text:p text:style-name="P9"><text:tab/><text:span text:style-name="T1">Nombre simbólico para un commit.</text:span></text:p>
      <text:p text:style-name="P9"/>
      <text:p text:style-name="P11">11. ¿Qué es un asiento (commit)?</text:p>
      <text:p text:style-name="P6"><text:span text:style-name="T20"><text:tab/></text:span><text:bookmark text:name="docs-internal-guid-7f33b33e-a036-ab19-b526-34388806d2d4"/><text:span text:style-name="T6">Commit es una orden git que envía los cambios realizados en los ficheros que estén en la staging area hasta el repositorio.</text:span></text:p>
      <text:p text:style-name="Text_20_body"><text:soft-page-break/><text:line-break/></text:p>
      <text:p text:style-name="P11">12. ¿Qué es un escenario (stage o index)?</text:p>
      <text:p text:style-name="P12"><text:tab/></text:p>
      <text:p text:style-name="P11">13. Complete los comandos:</text:p>
      <text:p text:style-name="P13">$ git config ________ user._____ "Firstname Lastname"</text:p>
      <text:p text:style-name="P12">$ git config ________ user._____ "your_email@youremail.com"</text:p>
      <text:p text:style-name="P12"/>
      <text:p text:style-name="P11">14. ¿Cómo se pueden ver los valores de una configuración git?</text:p>
      <text:p text:style-name="P12"/>
      <text:p text:style-name="P11">15. ¿Cómo se puede hacer que git ignore ciertos ficheros?</text:p>
      <text:p text:style-name="P12"/>
      <text:p text:style-name="P11">16. ¿Cómo se crea un repositorio git?</text:p>
      <text:p text:style-name="P12"/>
      <text:p text:style-name="P11">17. ¿Cómo se clona un repositorio git?</text:p>
      <text:p text:style-name="P11"/>
      <text:p text:style-name="P11">18. ¿Cómo se añaden cambios para que están bajo el control de git?</text:p>
      <text:p text:style-name="P11"/>
      <text:p text:style-name="P11">19. ¿Cómo se envían los cambios añadidos al repositorio?</text:p>
      <text:p text:style-name="P11"/>
      <text:p text:style-name="P11">20. ¿Cómo se configura qué editor se ejecuta para los mensajes de registro (log)?</text:p>
      <text:p text:style-name="P8"/>
      <text:p text:style-name="P12">git config --global core.________ ________</text:p>
      <text:p text:style-name="P9"/>
      <text:p text:style-name="P11">21. ¿Para qué sirven y en qué difieren los ficheros /etc/gitconfig, ~/.gitconfig ~/.git/config?</text:p>
      <text:p text:style-name="P11"/>
      <text:p text:style-name="P11">22. ¿Cómo se ve el estado de mis ficheros con respecto al repositorio?</text:p>
      <text:p text:style-name="P11"/>
      <text:p text:style-name="P11">23. ¿Qué significa que un fichero aparezca en la sección Changes to be committed: del estado de git?</text:p>
      <text:p text:style-name="P11"/>
      <text:p text:style-name="P11">24. ¿Qué significa que un fichero aparezca en la sección new file: del estado de git?</text:p>
      <text:p text:style-name="P11"/>
      <text:p text:style-name="P11">25. ¿Qué significa que un fichero aparezca en la sección modified:: del estado de git?</text:p>
      <text:p text:style-name="P11"/>
      <text:p text:style-name="P11">26. ¿Qué significa que un fichero este sin rastrear (untracked)?</text:p>
      <text:p text:style-name="P11"/>
      <text:p text:style-name="P11">27. ¿Qué compara el comando git diff cuando no se le pasan opciones?</text:p>
      <text:p text:style-name="P11"/>
      <text:p text:style-name="P11">28. ¿Qué opción hay que pasarle a git commit para especificar el mensaje de log y evitar que abra el editor?</text:p>
      <text:p text:style-name="P11"/>
      <text:p text:style-name="P11">29. ¿Qué opción hay que pasarle a git commit para que añada todos los cambios efectuados en</text:p>
      <text:p text:style-name="P11">ficheros rastreados (tracked)?</text:p>
      <text:p text:style-name="P11"/>
      <text:p text:style-name="P11">30. ¿Qué información muestra por la consola git log para cada asiento (commit) cuando se llama sin argumentos?</text:p>
      <text:p text:style-name="P11"/>
      <text:p text:style-name="P11">31. ¿Qué hace la opción --graph de git log?</text:p>
      <text:p text:style-name="P12"/>
      <text:p text:style-name="P11">32. ¿Qué muestra el comando git remote?</text:p>
      <text:p text:style-name="P11"/>
      <text:p text:style-name="P11"><text:soft-page-break/>33. ¿Qué muestra el comando git remote -v?</text:p>
      <text:p text:style-name="P11"/>
      <text:p text:style-name="P11">34. ¿Cómo se añade un nuevo repositorio remoto?</text:p>
      <text:p text:style-name="P9"/>
      <text:p text:style-name="P11">35. ¿Qué repositorio remoto queda establecido cuando se hace git clone?</text:p>
      <text:p text:style-name="P11"/>
      <text:p text:style-name="P11">36. ¿Cómo se envían los cambios en el repositorio local en la rama master al repositorio remoto</text:p>
      <text:p text:style-name="P11">apuntado por origin?</text:p>
      <text:p text:style-name="P12"/>
      <text:p text:style-name="P11">37. ¿Cuál es el comando para generar una pareja clave-privada clave-pública? ¿Con qué argumentos</text:p>
      <text:p text:style-name="P11">se llama?</text:p>
      <text:p text:style-name="P11"/>
      <text:p text:style-name="P11">38. ¿Qué permisos debe tener la clave privada y dónde debe estar?</text:p>
      <text:p text:style-name="P11"/>
      <text:p text:style-name="P11">39. En el contexto de las herramienta de construcción ¿Qué es una dependencia?</text:p>
      <text:p text:style-name="P11"/>
      <text:p text:style-name="P11">40. ¿Qué es Rake?</text:p>
      <text:p text:style-name="P11"/>
      <text:p text:style-name="P11">41. ¿Cómo se describe una tarea en Rake?</text:p>
      <text:p text:style-name="P11"/>
      <text:p text:style-name="P11">42. ¿Qué muestra el comando rake -T?</text:p>
      <text:p text:style-name="P11"/>
      <text:p text:style-name="P11">43. ¿Qué indican los siguientes prefijos/sufijos?</text:p>
      <text:p text:style-name="P9">$</text:p>
      <text:p text:style-name="P9">@</text:p>
      <text:p text:style-name="P9">@@</text:p>
      <text:p text:style-name="P9"/>
      <text:p text:style-name="P9">44. ¿Qu ́ n ́meros son 010, 0x1F, 0b1111?</text:p>
      <text:p text:style-name="P9">e u</text:p>
      <text:p text:style-name="P9">45. ¿Es correcto escribir subguiones en un n ́mero (por ejemplo: 1_000_000)?</text:p>
      <text:p text:style-name="P9">u</text:p>
      <text:p text:style-name="P9">46. ¿Qu ́ diferencia hay entre "\t\n" y ’\t\n’?</text:p>
      <text:p text:style-name="P9">e</text:p>
      <text:p text:style-name="P9">47. ¿C ́mo funciona %q? ¿Qu ́ es %q{hello world\n}? ¿Qu ́ es %q{’a’ ’b’ ’c’}?</text:p>
      <text:p text:style-name="P9">o</text:p>
      <text:p text:style-name="P9">e</text:p>
      <text:p text:style-name="P9">e</text:p>
      <text:p text:style-name="P9">48. ¿C ́mo funciona %Q? ¿Qu ́ es %Q{hello world\n}? ¿Qu ́ es %Q{"a" "b" "c"}?</text:p>
      <text:p text:style-name="P9">o</text:p>
      <text:p text:style-name="P9">e</text:p>
      <text:p text:style-name="P9">e</text:p>
      <text:p text:style-name="P9">49. ¿Qu ́ queda en c?</text:p>
      <text:p text:style-name="P9">e</text:p>
      <text:p text:style-name="P9">irb(main):001:0&gt;</text:p>
      <text:p text:style-name="P9">=&gt; 4</text:p>
      <text:p text:style-name="P9">irb(main):002:0&gt;</text:p>
      <text:p text:style-name="P9">=&gt; 2</text:p>
      <text:p text:style-name="P9">irb(main):003:0&gt;</text:p>
      <text:p text:style-name="P9">irb(main):004:0"</text:p>
      <text:p text:style-name="P9">irb(main):005:0"</text:p>
      <text:p text:style-name="P9"><text:soft-page-break/>irb(main):006:0"</text:p>
      <text:p text:style-name="P9">a = 4</text:p>
      <text:p text:style-name="P9">b =2</text:p>
      <text:p text:style-name="P9">c = &lt;&lt;HERE</text:p>
      <text:p text:style-name="P9">--#{a}--</text:p>
      <text:p text:style-name="P9">--#{b}--</text:p>
      <text:p text:style-name="P9">HERE</text:p>
      <text:p text:style-name="P9">50. ¿Qu ́ queda en c?</text:p>
      <text:p text:style-name="P9">e</text:p>
      <text:p text:style-name="P9">irb(main):001:0&gt;</text:p>
      <text:p text:style-name="P9">=&gt; 4</text:p>
      <text:p text:style-name="P9">irb(main):002:0&gt;</text:p>
      <text:p text:style-name="P9">=&gt; 2</text:p>
      <text:p text:style-name="P9">irb(main):008:0&gt;</text:p>
      <text:p text:style-name="P9">irb(main):009:0’</text:p>
      <text:p text:style-name="P9">irb(main):010:0’</text:p>
      <text:p text:style-name="P9">irb(main):011:0’</text:p>
      <text:p text:style-name="P9">a = 4</text:p>
      <text:p text:style-name="P9">b =2</text:p>
      <text:p text:style-name="P9">c = &lt;&lt;’HERE’</text:p>
      <text:p text:style-name="P9">--#{a}--</text:p>
      <text:p text:style-name="P9">--#{b}--</text:p>
      <text:p text:style-name="P9">HERE</text:p>
      <text:p text:style-name="P9">51. s = "hello". ¿Cu ́l es el valor de las siguientes expresiones?</text:p>
      <text:p text:style-name="P9">a</text:p>
      <text:p text:style-name="P9">s[0,2]</text:p>
      <text:p text:style-name="P9">s[-1,1]</text:p>
      <text:p text:style-name="P9">s[0,10]</text:p>
      <text:p text:style-name="P9">52. ¿Qu ́ queda en g?</text:p>
      <text:p text:style-name="P9">e</text:p>
      <text:p text:style-name="P9">&gt;&gt; g = "hello"</text:p>
      <text:p text:style-name="P9">=&gt; "hello"</text:p>
      <text:p text:style-name="P9">&gt;&gt; g &lt;&lt; " world"</text:p>
      <text:p text:style-name="P9">53. ¿Qu ́ queda en e?</text:p>
      <text:p text:style-name="P9">e</text:p>
      <text:p text:style-name="P9">&gt;&gt; e = ’.’*3</text:p>
      <text:p text:style-name="P9">54. ¿Cu ́l es el resultado?</text:p>
      <text:p text:style-name="P9">a</text:p>
      <text:p text:style-name="P9">&gt;&gt; a = 1</text:p>
      <text:p text:style-name="P9">=&gt; 1</text:p>
      <text:p text:style-name="P9">&gt;&gt; "#{a=a+1} "*3</text:p>
      <text:p text:style-name="P9">55. ¿Qu ́ es esto? %w[this is a test]</text:p>
      <text:p text:style-name="P9">e</text:p>
      <text:p text:style-name="P9">56. ¿Qu ́ es esto? %w[\t \n]</text:p>
      <text:p text:style-name="P9">e</text:p>
      <text:p text:style-name="P9">57. ¿Qu ́ es esto? %W[\t \n]</text:p>
      <text:p text:style-name="P9">e</text:p>
      <text:p text:style-name="P9">58. ¿Qu ́ contiene nils? nils = Array.new(3)</text:p>
      <text:p text:style-name="P9">e</text:p>
      <text:p text:style-name="P9">59. ¿Qu ́ contiene zeros? zeros = Array.new(3, 0)</text:p>
      <text:p text:style-name="P9">e</text:p>
      <text:p text:style-name="P9">60. ¿Qu ́ queda en b?</text:p>
      <text:p text:style-name="P9"><text:soft-page-break/>e</text:p>
      <text:p text:style-name="P9">&gt;&gt; x = [[1,2],[3,4]]</text:p>
      <text:p text:style-name="P9">=&gt; [[1, 2], [3, 4]]</text:p>
      <text:p text:style-name="P9">&gt;&gt; b = Array.new(x)</text:p>
      <text:p text:style-name="P9">61. ¿Qu ́ queda en c?</text:p>
      <text:p text:style-name="P9">e</text:p>
      <text:p text:style-name="P9">&gt;&gt; c = Array.new(3) { |i| 2*i }</text:p>
      <text:p text:style-name="P9">62. ¿Cu ́l es el resultado de cada una de estas operaciones?</text:p>
      <text:p text:style-name="P9">a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a = (’a’..’e’).to_a</text:p>
      <text:p text:style-name="P9">["a", "b", "c", "d", "e"]</text:p>
      <text:p text:style-name="P9">a[1,1]</text:p>
      <text:p text:style-name="P9">a[-2,2]</text:p>
      <text:p text:style-name="P9">a[0..2]</text:p>
      <text:p text:style-name="P9">a[0...1]</text:p>
      <text:p text:style-name="P9">a[-2..-1]</text:p>
      <text:p text:style-name="P9">63. ¿Cu ́l es el resultado de cada una de estas operaciones?</text:p>
      <text:p text:style-name="P9">a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a</text:p>
      <text:p text:style-name="P9">["a", "b", "c", "d", "e"]</text:p>
      <text:p text:style-name="P9">a[0,2] = %w{A B}</text:p>
      <text:p text:style-name="P9"><text:soft-page-break/>["A", "B"]</text:p>
      <text:p text:style-name="P9">a</text:p>
      <text:p text:style-name="P9">a[2..5] = %w{C D E}</text:p>
      <text:p text:style-name="P9">["C", "D", "E"]</text:p>
      <text:p text:style-name="P9">a</text:p>
      <text:p text:style-name="P9">a[0,0] = [1,2,3]</text:p>
      <text:p text:style-name="P9">[1, 2, 3]</text:p>
      <text:p text:style-name="P9">a</text:p>
      <text:p text:style-name="P9">a[0,2] = []</text:p>
      <text:p text:style-name="P9">[]</text:p>
      <text:p text:style-name="P9">a</text:p>
      <text:p text:style-name="P9">a[-1,1] = [ ’Z’ ]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["Z"]</text:p>
      <text:p text:style-name="P9">a</text:p>
      <text:p text:style-name="P9">a[-2,2] = nil</text:p>
      <text:p text:style-name="P9">nil</text:p>
      <text:p text:style-name="P9">a</text:p>
      <text:p text:style-name="P9">64. ¿Cu ́l es el resultado de cada una de estas operaciones?</text:p>
      <text:p text:style-name="P9">a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a = (1...4).to_a</text:p>
      <text:p text:style-name="P9">a = a + [4, 5]</text:p>
      <text:p text:style-name="P9">a += [[6, 7, 8]]</text:p>
      <text:p text:style-name="P9">a = a + 9</text:p>
      <text:p text:style-name="P9">65. ¿Cu ́l es el resultado de cada una de estas operaciones?</text:p>
      <text:p text:style-name="P9">a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a = []</text:p>
      <text:p text:style-name="P9">[]</text:p>
      <text:p text:style-name="P9">a &lt;&lt; 1</text:p>
      <text:p text:style-name="P9"><text:soft-page-break/>a &lt;&lt; 2 &lt;&lt; 3</text:p>
      <text:p text:style-name="P9">a &lt;&lt; [4, 5, 6]</text:p>
      <text:p text:style-name="P9">a.concat [7, 8]</text:p>
      <text:p text:style-name="P9">66. ¿Cu ́l es el resultado de cada una de estas operaciones?</text:p>
      <text:p text:style-name="P9">a</text:p>
      <text:p text:style-name="P9">&gt;&gt; x = %w{a b c b a}</text:p>
      <text:p text:style-name="P9">=&gt;</text:p>
      <text:p text:style-name="P9">&gt;&gt; x = x - %w{b c d}</text:p>
      <text:p text:style-name="P9">=&gt;</text:p>
      <text:p text:style-name="P9">67. ¿Cu ́l es el resultado de cada una de estas operaciones?</text:p>
      <text:p text:style-name="P9">a</text:p>
      <text:p text:style-name="P9">&gt;&gt; z = [0]*8</text:p>
      <text:p text:style-name="P9">=&gt;</text:p>
      <text:p text:style-name="P9">68. ¿Cu ́l es el resultado de cada una de estas operaciones?</text:p>
      <text:p text:style-name="P9">a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a =</text:p>
      <text:p text:style-name="P9">[1,</text:p>
      <text:p text:style-name="P9">b =</text:p>
      <text:p text:style-name="P9">[5,</text:p>
      <text:p text:style-name="P9">c =</text:p>
      <text:p text:style-name="P9">[1, 1, 2, 2, 3, 3, 4]</text:p>
      <text:p text:style-name="P9">1, 2, 2, 3, 3, 4]</text:p>
      <text:p text:style-name="P9">[5, 5, 4, 4, 3, 3, 2]</text:p>
      <text:p text:style-name="P9">5, 4, 4, 3, 3, 2]</text:p>
      <text:p text:style-name="P9">a | b</text:p>
      <text:p text:style-name="P9">d = b | a</text:p>
      <text:p text:style-name="P9">e = a &amp; b</text:p>
      <text:p text:style-name="P9">f = b &amp; a</text:p>
      <text:p text:style-name="P9">69. ¿Qu ́ resultados dan las siguientes operaciones?</text:p>
      <text:p text:style-name="P9">e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a = 1..10</text:p>
      <text:p text:style-name="P9">1..10</text:p>
      <text:p text:style-name="P9">a.class</text:p>
      <text:p text:style-name="P9">Range</text:p>
      <text:p text:style-name="P9">a.to_a</text:p>
      <text:p text:style-name="P9"><text:soft-page-break/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b = 1...10</text:p>
      <text:p text:style-name="P9">1....10</text:p>
      <text:p text:style-name="P9">b.to_a</text:p>
      <text:p text:style-name="P9">b.include? 10</text:p>
      <text:p text:style-name="P9">b.include? 8</text:p>
      <text:p text:style-name="P9">b.step(2) {|x| print "#{x} " }</text:p>
      <text:p text:style-name="P9">&gt;&gt; 1..3.to_a</text:p>
      <text:p text:style-name="P9">70. ¿Qu ́ resultados dan las siguientes operaciones?</text:p>
      <text:p text:style-name="P9">e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r = 0...100</text:p>
      <text:p text:style-name="P9">0....100</text:p>
      <text:p text:style-name="P9">r.member? 50</text:p>
      <text:p text:style-name="P9">r.include? 99.9</text:p>
      <text:p text:style-name="P9">r.member? 99.9</text:p>
      <text:p text:style-name="P9">71. ¿Qu ́ resultados dan las siguientes operaciones?</text:p>
      <text:p text:style-name="P9">e</text:p>
      <text:p text:style-name="P9">&gt;&gt; true.class</text:p>
      <text:p text:style-name="P9">=&gt;</text:p>
      <text:p text:style-name="P9">&gt;&gt; false.class</text:p>
      <text:p text:style-name="P9">=&gt;</text:p>
      <text:p text:style-name="P9">&gt;&gt; puts "hello" if 0</text:p>
      <text:p text:style-name="P9">&gt;&gt; puts "hello" if nil</text:p>
      <text:p text:style-name="P9">&gt;&gt; puts "hello" if ""</text:p>
      <text:p text:style-name="P9">&gt;&gt;</text:p>
      <text:p text:style-name="P9">72. ¿Qu ́ resultados dan las siguientes operaciones?</text:p>
      <text:p text:style-name="P9">e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<text:soft-page-break/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x = :sym</text:p>
      <text:p text:style-name="P9">:sym</text:p>
      <text:p text:style-name="P9">x.class</text:p>
      <text:p text:style-name="P9">x == ’sym’</text:p>
      <text:p text:style-name="P9">x == :sym</text:p>
      <text:p text:style-name="P9">z = :’a long symbol’</text:p>
      <text:p text:style-name="P9">:"a long symbol"</text:p>
      <text:p text:style-name="P9">z.class</text:p>
      <text:p text:style-name="P9">x == ’sym’.to_sym</text:p>
      <text:p text:style-name="P9">x.to_s == ’sym’</text:p>
      <text:p text:style-name="P9">73. ¿Qu ́ resultados se dan?</text:p>
      <text:p text:style-name="P9">e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s = "Ruby"</text:p>
      <text:p text:style-name="P9">"Ruby"</text:p>
      <text:p text:style-name="P9">t = s</text:p>
      <text:p text:style-name="P9">"Ruby"</text:p>
      <text:p text:style-name="P9">t[-1] = ""</text:p>
      <text:p text:style-name="P9">""</text:p>
      <text:p text:style-name="P9">&gt;&gt; print s</text:p>
      <text:p text:style-name="P9">&gt;&gt; t = "Java"</text:p>
      <text:p text:style-name="P9">=&gt; "Java"</text:p>
      <text:p text:style-name="P9">&gt;&gt; print s, t</text:p>
      <text:p text:style-name="P9">74. ¿Qu ́ resultados dan las siguientes operaciones?</text:p>
      <text:p text:style-name="P9">e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<text:soft-page-break/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&gt;&gt;</text:p>
      <text:p text:style-name="P9">=&gt;</text:p>
      <text:p text:style-name="P9">x = { :a =&gt; 1, :b =&gt; 2 }</text:p>
      <text:p text:style-name="P9">{:b=&gt;2, :a=&gt;1}</text:p>
      <text:p text:style-name="P9">x.keys</text:p>
      <text:p text:style-name="P9">x.values</text:p>
      <text:p text:style-name="P9">x[:c] = 3</text:p>
      <text:p text:style-name="P9">3</text:p>
      <text:p text:style-name="P9">x</text:p>
      <text:p text:style-name="P9">x.delete(’a’)</text:p>
      <text:p text:style-name="P9">nil</text:p>
      <text:p text:style-name="P9">x</text:p>
      <text:p text:style-name="P9">x.delete(:a)</text:p>
      <text:p text:style-name="P9">1</text:p>
      <text:p text:style-name="P9">x</text:p>
      <text:p text:style-name="P9">x = { :a =&gt; 1, :b =&gt; 2, :c =&gt; 4 }</text:p>
      <text:p text:style-name="P9">{:b=&gt;2, :c=&gt;4, :a=&gt;1}</text:p>
      <text:p text:style-name="P9">x.delete_if { |k,v| v % 2 == 0 }</text:p>
      <text:p text:style-name="P9">x</text:p>
      <text:p text:style-name="P9">75. ¿Cu ́l es el resultado?</text:p>
      <text:p text:style-name="P9">a</text:p>
      <text:p text:style-name="P9">&gt;&gt; "%d %s" % [3, "rubies"]</text:p>
      <text:p text:style-name="P9">=&gt;</text:p>
      <text:p text:style-name="P9">76. ¿Cuáles son los resultados?</text:p>
      <text:p text:style-name="P9"/>
      <text:p text:style-name="P9">&gt;&gt; x, y = 4, 5</text:p>
      <text:p text:style-name="P9">=&gt; <text:span text:style-name="T1">[4, 5]</text:span></text:p>
      <text:p text:style-name="P9">&gt;&gt; z = x &gt; y ? x : y</text:p>
      <text:p text:style-name="P9">=&gt; <text:span text:style-name="T1">5</text:span></text:p>
      <text:p text:style-name="P9">&gt;&gt; x,y,z = [1,2,3]</text:p>
      <text:p text:style-name="P9">=&gt; <text:span text:style-name="T1">[1, 2, 3]</text:span></text:p>
      <text:p text:style-name="P9"/>
      <text:p text:style-name="P9">77. ¿Qué hace yield 4, 5?</text:p>
      <text:p text:style-name="P9"/>
      <text:p text:style-name="P9">78. ¿Qué hace la siguiente sentencia? counts = Hash.new(0) ¿Qué diferencia hay con la asignación counts = {}?</text:p>
      <text:p text:style-name="P9"/>
      <text:p text:style-name="P9">79. ¿Qué retorna esta expresión? ’hello world, hello LPP’.scan /\w+/</text:p>
      <text:p text:style-name="P9"/>
      <text:p text:style-name="P9">80. Explique que hacen estas sentencias:</text:p>
      <text:p text:style-name="P9"/>
      <text:p text:style-name="P9">c = { :a =&gt; 3, :b =&gt; 2, :c =&gt; 1 }</text:p>
      <text:p text:style-name="P9">c.keys.sort.each { |k| puts c[k] 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es" style:country-asian="ES" style:font-name-complex="Lohit Hindi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7:37:45</dc:date>
    <dc:creator>Pedro Javier</dc:creator>
    <meta:document-statistic meta:table-count="0" meta:image-count="0" meta:object-count="0" meta:page-count="10" meta:paragraph-count="449" meta:word-count="1740" meta:character-count="8325" meta:non-whitespace-character-count="7064"/>
    <meta:generator>LibreOffice/3.5$Linux_X86_64 LibreOffice_project/350m1$Build-2</meta:generator>
  </office:meta>
</office:document-meta>
</file>